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svg:stroke-opacity="100%" draw:fill="none" draw:textarea-horizontal-align="justify" draw:textarea-vertical-align="middle" draw:auto-grow-height="false" fo:min-height="1.763cm" fo:min-width="6.49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svg:stroke-opacity="100%" draw:fill="none" draw:textarea-horizontal-align="justify" draw:textarea-vertical-align="middle" draw:auto-grow-height="false" fo:min-height="4.089cm" fo:min-width="4.478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8cm" draw:marker-end-width="0.358cm" svg:stroke-opacity="100%" draw:fill="none" draw:textarea-horizontal-align="justify" draw:textarea-vertical-align="middle" draw:auto-grow-height="false" fo:min-height="4.088cm" fo:min-width="4.48cm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053cm" svg:stroke-color="#000000" draw:marker-start-width="0.279cm" draw:marker-end="Symmetric_20_Arrow" draw:marker-end-width="0.379cm" svg:stroke-opacity="100%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106cm" svg:stroke-color="#000000" draw:marker-start-width="0.358cm" draw:marker-end-width="0.358cm" svg:stroke-opacity="100%" draw:fill="none" draw:textarea-horizontal-align="justify" draw:textarea-vertical-align="middle" draw:auto-grow-height="false" fo:min-height="1.346cm" fo:min-width="4.48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svg:stroke-opacity="100%" draw:fill="none" draw:textarea-horizontal-align="justify" draw:textarea-vertical-align="middle" draw:auto-grow-height="false" fo:min-height="1.763cm" fo:min-width="3.19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58cm" svg:stroke-opacity="100%" draw:fill="none" draw:textarea-horizontal-align="justify" draw:textarea-vertical-align="middle" draw:auto-grow-height="false" fo:min-height="1.347cm" fo:min-width="3.88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358cm" draw:marker-end-width="0.358cm" svg:stroke-opacity="100%" draw:fill="none" draw:textarea-horizontal-align="justify" draw:textarea-vertical-align="middle" draw:auto-grow-height="false" fo:min-height="1.346cm" fo:min-width="3.88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358cm" draw:marker-end-width="0.358cm" svg:stroke-opacity="100%" draw:fill="none" draw:textarea-horizontal-align="justify" draw:textarea-vertical-align="middle" draw:auto-grow-height="false" fo:min-height="1.347cm" fo:min-width="3.865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000000" draw:marker-start-width="0.358cm" draw:marker-end-width="0.358cm" svg:stroke-opacity="100%" draw:fill="none" draw:textarea-horizontal-align="justify" draw:textarea-vertical-align="middle" draw:auto-grow-height="false" fo:min-height="1.346cm" fo:min-width="3.865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000000" draw:marker-start-width="0.358cm" draw:marker-end-width="0.358cm" svg:stroke-opacity="100%" draw:fill="none" draw:textarea-horizontal-align="justify" draw:textarea-vertical-align="middle" draw:auto-grow-height="false" fo:min-height="1.763cm" fo:min-width="4.938cm" fo:padding-top="0.177cm" fo:padding-bottom="0.177cm" fo:padding-left="0.302cm" fo:padding-right="0.302cm"/>
    </style:style>
    <style:style style:name="P1" style:family="paragraph">
      <style:paragraph-properties fo:text-align="center"/>
      <style:text-properties style:font-name="Latin Modern Roman" fo:font-size="28pt"/>
    </style:style>
    <style:style style:name="P2" style:family="paragraph">
      <loext:graphic-properties draw:fill="none"/>
      <style:paragraph-properties fo:text-align="center"/>
      <style:text-properties style:font-name="Latin Modern Roman" fo:font-size="28pt" fo:font-weight="bold" style:font-size-asian="20pt" style:font-weight-asian="bold" style:font-size-complex="20pt" style:font-weight-complex="bold"/>
    </style:style>
    <style:style style:name="P3" style:family="paragraph">
      <loext:graphic-properties draw:fill="solid"/>
      <style:paragraph-properties fo:text-align="center"/>
      <style:text-properties style:font-name="Latin Modern Roman" fo:font-size="28pt"/>
    </style:style>
    <style:style style:name="T1" style:family="text">
      <style:text-properties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094cm" svg:height="2.117cm" svg:x="0.706cm" svg:y="17.992cm">
          <text:p text:style-name="P1"><text:span text:style-name="T1">Practice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5.082cm" svg:height="4.443cm" svg:x="10.607cm" svg:y="16.836cm">
          <text:p text:style-name="P1"><text:span text:style-name="T1">Practice</text:span></text:p>
          <text:p text:style-name="P1"><text:span text:style-name="T1">content</text:span></text:p>
          <text:p text:style-name="P1"><text:span text:style-name="T1">ques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5.084cm" svg:height="4.442cm" svg:x="10.592cm" svg:y="24.508cm">
          <text:p text:style-name="P1"><text:span text:style-name="T1">Practice</text:span></text:p>
          <text:p text:style-name="P1"><text:span text:style-name="T1">general</text:span></text:p>
          <text:p text:style-name="P1"><text:span text:style-name="T1">ques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5.084cm" svg:height="4.442cm" svg:x="10.583cm" svg:y="9.804cm">
          <text:p text:style-name="P1"><text:span text:style-name="T1">Practice</text:span></text:p>
          <text:p text:style-name="P1"><text:span text:style-name="T1">rerea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7.8cm" svg:y1="19.05cm" svg:x2="10.583cm" svg:y2="12.025cm" draw:start-shape="id1" draw:start-glue-point="1" draw:end-shape="id2" draw:end-glue-point="3" svg:d="M7800 19050h1392v-7025h1391" svg:viewBox="0 0 2784 7026">
          <text:p/>
        </draw:connector>
        <draw:connector draw:style-name="gr4" draw:text-style-name="P3" draw:layer="layout" svg:x1="7.8cm" svg:y1="19.05cm" svg:x2="10.607cm" svg:y2="19.057cm" draw:start-shape="id1" draw:start-glue-point="1" draw:end-shape="id3" draw:end-glue-point="3" svg:d="M7800 19050h1404v7h1403" svg:viewBox="0 0 2808 8">
          <text:p/>
        </draw:connector>
        <draw:connector draw:style-name="gr4" draw:text-style-name="P3" draw:layer="layout" svg:x1="7.8cm" svg:y1="19.05cm" svg:x2="10.592cm" svg:y2="26.729cm" draw:start-shape="id1" draw:start-glue-point="1" draw:end-shape="id4" draw:end-glue-point="3" svg:d="M7800 19050h1396v7679h1396" svg:viewBox="0 0 2793 7680">
          <text:p/>
        </draw:connector>
        <draw:custom-shape draw:style-name="gr5" draw:text-style-name="P2" xml:id="id6" draw:id="id6" draw:layer="layout" svg:width="5.084cm" svg:height="1.7cm" svg:x="19.055cm" svg:y="16.842cm">
          <text:p text:style-name="P1"><text:span text:style-name="T1">Feedb</text:span><text:span text:style-name="T1">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5.084cm" svg:height="1.7cm" svg:x="19.069cm" svg:y="24.515cm">
          <text:p text:style-name="P1"><text:span text:style-name="T1">Feed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5.084cm" svg:height="4.442cm" svg:x="27.084cm" svg:y="24.516cm">
          <text:p text:style-name="P1"><text:span text:style-name="T1">P</text:span><text:span text:style-name="T1">ra</text:span><text:span text:style-name="T1">ct</text:span><text:span text:style-name="T1">ic</text:span><text:span text:style-name="T1">e</text:span></text:p>
          <text:p text:style-name="P1"><text:span text:style-name="T1">co</text:span><text:span text:style-name="T1">nt</text:span><text:span text:style-name="T1">e</text:span><text:span text:style-name="T1">nt</text:span></text:p>
          <text:p text:style-name="P1"><text:span text:style-name="T1">q</text:span><text:span text:style-name="T1">u</text:span><text:span text:style-name="T1">es</text:span><text:span text:style-name="T1">ti</text:span><text:span text:style-name="T1">o</text:span><text:span text:style-name="T1">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5.084cm" svg:height="4.442cm" svg:x="19.051cm" svg:y="9.804cm">
          <text:p text:style-name="P1"><text:span text:style-name="T1">Practice</text:span></text:p>
          <text:p text:style-name="P1"><text:span text:style-name="T1">content</text:span></text:p>
          <text:p text:style-name="P1"><text:span text:style-name="T1">ques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5.667cm" svg:y1="12.025cm" svg:x2="19.051cm" svg:y2="12.025cm" draw:start-shape="id2" draw:start-glue-point="1" draw:end-shape="id5" draw:end-glue-point="3" svg:d="M15667 12025h3384" svg:viewBox="0 0 3385 1">
          <text:p/>
        </draw:connector>
        <draw:connector draw:style-name="gr4" draw:text-style-name="P3" draw:layer="layout" draw:type="line" svg:x1="15.689cm" svg:y1="19.057cm" svg:x2="19.055cm" svg:y2="17.692cm" draw:start-shape="id3" draw:start-glue-point="1" draw:end-shape="id6" draw:end-glue-point="3" svg:d="M15689 19057l3366-1365" svg:viewBox="0 0 3367 1366">
          <text:p/>
        </draw:connector>
        <draw:connector draw:style-name="gr4" draw:text-style-name="P3" draw:layer="layout" draw:type="line" svg:x1="15.676cm" svg:y1="26.729cm" svg:x2="19.069cm" svg:y2="25.365cm" draw:start-shape="id4" draw:start-glue-point="1" draw:end-shape="id7" draw:end-glue-point="3" svg:d="M15676 26729l3393-1364" svg:viewBox="0 0 3394 1365">
          <text:p/>
        </draw:connector>
        <draw:connector draw:style-name="gr4" draw:text-style-name="P3" draw:layer="layout" svg:x1="15.676cm" svg:y1="26.729cm" svg:x2="27.084cm" svg:y2="26.737cm" draw:start-shape="id4" draw:start-glue-point="1" draw:end-shape="id8" draw:end-glue-point="3" svg:d="M15676 26729h5704v8h5704" svg:viewBox="0 0 11409 9">
          <text:p/>
        </draw:connector>
        <draw:connector draw:style-name="gr4" draw:text-style-name="P3" draw:layer="layout" draw:type="line" svg:x1="24.153cm" svg:y1="25.365cm" svg:x2="27.084cm" svg:y2="26.737cm" draw:start-shape="id7" draw:start-glue-point="1" draw:end-shape="id8" draw:end-glue-point="3" svg:d="M24153 25365l2931 1372" svg:viewBox="0 0 2932 1373">
          <text:p/>
        </draw:connector>
        <draw:custom-shape draw:style-name="gr6" draw:text-style-name="P2" xml:id="id9" draw:id="id9" draw:layer="layout" svg:width="3.794cm" svg:height="2.117cm" svg:x="32.103cm" svg:y="17.999cm">
          <text:p text:style-name="P1"><text:span text:style-name="T1">Part 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3" draw:id="id13" draw:layer="layout" svg:width="4.484cm" svg:height="1.701cm" svg:x="38.453cm" svg:y="15.7cm">
          <text:p text:style-name="P1"><text:span text:style-name="T1">Rerea</text:span><text:span text:style-name="T1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0" draw:id="id10" draw:layer="layout" svg:width="4.484cm" svg:height="1.7cm" svg:x="38.467cm" svg:y="18.215cm">
          <text:p text:style-name="P1"><text:span text:style-name="T1">C</text:span><text:span text:style-name="T1">on</text:span><text:span text:style-name="T1">te</text:span><text:span text:style-name="T1">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2" draw:id="id12" draw:layer="layout" svg:width="4.484cm" svg:height="1.701cm" svg:x="38.453cm" svg:y="20.501cm">
          <text:p text:style-name="P1"><text:span text:style-name="T1">Gen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xml:id="id11" draw:id="id11" draw:layer="layout" svg:x1="35.897cm" svg:y1="19.057cm" svg:x2="38.467cm" svg:y2="19.065cm" draw:start-shape="id9" draw:start-glue-point="1" draw:end-shape="id10" draw:end-glue-point="3" svg:d="M35897 19057h1285v8h1285" svg:viewBox="0 0 2571 9">
          <text:p/>
        </draw:connector>
        <draw:connector draw:style-name="gr4" draw:text-style-name="P3" draw:layer="layout" svg:x1="37.182cm" svg:y1="19.061cm" svg:x2="38.453cm" svg:y2="21.351cm" draw:start-shape="id11" draw:start-glue-point="0" draw:end-shape="id12" draw:end-glue-point="3" svg:d="M37182 19061v2290h1271" svg:viewBox="0 0 1272 2291">
          <text:p/>
        </draw:connector>
        <draw:connector draw:style-name="gr4" draw:text-style-name="P3" draw:layer="layout" svg:x1="37.182cm" svg:y1="19.061cm" svg:x2="38.453cm" svg:y2="16.55cm" draw:start-shape="id11" draw:start-glue-point="0" draw:end-shape="id13" draw:end-glue-point="3" svg:d="M37182 19061v-2511h1271" svg:viewBox="0 0 1272 2512">
          <text:p/>
        </draw:connector>
        <draw:custom-shape draw:style-name="gr5" draw:text-style-name="P2" xml:id="id15" draw:id="id15" draw:layer="layout" svg:width="5.084cm" svg:height="1.7cm" svg:x="46.421cm" svg:y="19.3cm">
          <text:p text:style-name="P1"><text:span text:style-name="T1">Feedb</text:span><text:span text:style-name="T1">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4" draw:id="id14" draw:layer="layout" svg:width="3.794cm" svg:height="2.117cm" svg:x="52.917cm" svg:y="18.006cm">
          <text:p text:style-name="P1"><text:span text:style-name="T1">Pa</text:span><text:span text:style-name="T1">rt </text:span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42.951cm" svg:y1="19.065cm" svg:x2="52.917cm" svg:y2="19.064cm" draw:start-shape="id10" draw:start-glue-point="1" draw:end-shape="id14" draw:end-glue-point="3" svg:d="M42951 19065h4983v-1h4983" svg:viewBox="0 0 9967 2">
          <text:p/>
        </draw:connector>
        <draw:connector draw:style-name="gr4" draw:text-style-name="P3" draw:layer="layout" svg:x1="42.937cm" svg:y1="21.351cm" svg:x2="54.814cm" svg:y2="20.123cm" draw:start-shape="id12" draw:start-glue-point="1" draw:end-shape="id14" draw:end-glue-point="2" svg:d="M42937 21351h11877v-1228" svg:viewBox="0 0 11878 1229">
          <text:p/>
        </draw:connector>
        <draw:connector draw:style-name="gr4" draw:text-style-name="P3" draw:layer="layout" svg:x1="42.937cm" svg:y1="16.55cm" svg:x2="54.814cm" svg:y2="18.006cm" draw:start-shape="id13" draw:start-glue-point="1" draw:end-shape="id14" draw:end-glue-point="0" svg:d="M42937 16550h11877v1456" svg:viewBox="0 0 11878 1457">
          <text:p/>
        </draw:connector>
        <draw:connector draw:style-name="gr4" draw:text-style-name="P3" draw:layer="layout" draw:type="line" svg:x1="42.951cm" svg:y1="19.065cm" svg:x2="46.421cm" svg:y2="20.15cm" draw:start-shape="id10" draw:start-glue-point="1" draw:end-shape="id15" draw:end-glue-point="3" svg:d="M42951 19065l3470 1085" svg:viewBox="0 0 3471 1086">
          <text:p/>
        </draw:connector>
        <draw:connector draw:style-name="gr4" draw:text-style-name="P3" draw:layer="layout" draw:type="line" svg:x1="42.937cm" svg:y1="21.351cm" svg:x2="46.421cm" svg:y2="20.15cm" draw:start-shape="id12" draw:start-glue-point="1" draw:end-shape="id15" draw:end-glue-point="3" svg:d="M42937 21351l3484-1201" svg:viewBox="0 0 3485 1202">
          <text:p/>
        </draw:connector>
        <draw:connector draw:style-name="gr4" draw:text-style-name="P3" draw:layer="layout" draw:type="line" svg:x1="51.505cm" svg:y1="20.15cm" svg:x2="52.917cm" svg:y2="19.064cm" draw:start-shape="id15" draw:start-glue-point="1" draw:end-shape="id14" draw:end-glue-point="3" svg:d="M51505 20150l1412-1086" svg:viewBox="0 0 1413 1087">
          <text:p/>
        </draw:connector>
        <draw:connector draw:style-name="gr4" draw:text-style-name="P3" draw:layer="layout" svg:x1="24.135cm" svg:y1="12.025cm" svg:x2="34cm" svg:y2="17.999cm" draw:start-shape="id5" draw:start-glue-point="1" draw:end-shape="id9" draw:end-glue-point="0" svg:d="M24135 12025h9865v5974" svg:viewBox="0 0 9866 5975">
          <text:p/>
        </draw:connector>
        <draw:connector draw:style-name="gr4" draw:text-style-name="P3" draw:layer="layout" svg:x1="32.168cm" svg:y1="26.737cm" svg:x2="34cm" svg:y2="20.116cm" draw:start-shape="id8" draw:start-glue-point="1" draw:end-shape="id9" draw:end-glue-point="2" svg:d="M32168 26737h1832v-6621" svg:viewBox="0 0 1833 6622">
          <text:p/>
        </draw:connector>
        <draw:connector draw:style-name="gr4" draw:text-style-name="P3" draw:layer="layout" svg:x1="15.689cm" svg:y1="19.057cm" svg:x2="32.103cm" svg:y2="19.057cm" draw:start-shape="id3" draw:start-glue-point="1" draw:end-shape="id9" draw:end-glue-point="3" svg:d="M15689 19057h16414" svg:viewBox="0 0 16415 1">
          <text:p/>
        </draw:connector>
        <draw:connector draw:style-name="gr4" draw:text-style-name="P3" draw:layer="layout" draw:type="line" svg:x1="24.139cm" svg:y1="17.692cm" svg:x2="32.103cm" svg:y2="19.057cm" draw:start-shape="id6" draw:start-glue-point="1" draw:end-shape="id9" draw:end-glue-point="3" svg:d="M24139 17692l7964 1365" svg:viewBox="0 0 7965 1366">
          <text:p/>
        </draw:connector>
        <draw:custom-shape draw:style-name="gr9" draw:text-style-name="P2" xml:id="id20" draw:id="id20" draw:layer="layout" svg:width="4.469cm" svg:height="1.701cm" svg:x="59.132cm" svg:y="15.705cm">
          <text:p text:style-name="P1"><text:span text:style-name="T1">Re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6" draw:id="id16" draw:layer="layout" svg:width="4.469cm" svg:height="1.7cm" svg:x="59.147cm" svg:y="18.22cm">
          <text:p text:style-name="P1"><text:span text:style-name="T1">Conte</text:span><text:span text:style-name="T1">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8" draw:id="id18" draw:layer="layout" svg:width="4.469cm" svg:height="1.701cm" svg:x="59.132cm" svg:y="20.506cm">
          <text:p text:style-name="P1"><text:span text:style-name="T1">Gene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7" draw:id="id17" draw:layer="layout" svg:width="5.084cm" svg:height="1.7cm" svg:x="65.541cm" svg:y="19.305cm">
          <text:p text:style-name="P1"><text:span text:style-name="T1">Feed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3.616cm" svg:y1="19.07cm" svg:x2="65.541cm" svg:y2="20.155cm" draw:start-shape="id16" draw:start-glue-point="1" draw:end-shape="id17" draw:end-glue-point="3" svg:d="M63616 19070l1925 1085" svg:viewBox="0 0 1926 1086">
          <text:p/>
        </draw:connector>
        <draw:connector draw:style-name="gr4" draw:text-style-name="P3" draw:layer="layout" draw:type="line" svg:x1="63.601cm" svg:y1="21.356cm" svg:x2="65.541cm" svg:y2="20.155cm" draw:start-shape="id18" draw:start-glue-point="1" draw:end-shape="id17" draw:end-glue-point="3" svg:d="M63601 21356l1940-1201" svg:viewBox="0 0 1941 1202">
          <text:p/>
        </draw:connector>
        <draw:connector draw:style-name="gr4" draw:text-style-name="P3" xml:id="id19" draw:id="id19" draw:layer="layout" svg:x1="56.711cm" svg:y1="19.064cm" svg:x2="59.147cm" svg:y2="19.07cm" draw:start-shape="id14" draw:start-glue-point="1" draw:end-shape="id16" draw:end-glue-point="3" svg:d="M56711 19064h1218v6h1218" svg:viewBox="0 0 2437 7">
          <text:p/>
        </draw:connector>
        <draw:connector draw:style-name="gr4" draw:text-style-name="P3" draw:layer="layout" svg:x1="57.929cm" svg:y1="19.067cm" svg:x2="59.132cm" svg:y2="16.555cm" draw:start-shape="id19" draw:start-glue-point="0" draw:end-shape="id20" draw:end-glue-point="3" svg:d="M57929 19067v-2512h1203" svg:viewBox="0 0 1204 2513">
          <text:p/>
        </draw:connector>
        <draw:connector draw:style-name="gr4" draw:text-style-name="P3" draw:layer="layout" svg:x1="57.929cm" svg:y1="19.067cm" svg:x2="59.132cm" svg:y2="21.356cm" draw:start-shape="id19" draw:start-glue-point="0" draw:end-shape="id18" draw:end-glue-point="3" svg:d="M57929 19067v2289h1203" svg:viewBox="0 0 1204 2290">
          <text:p/>
        </draw:connector>
        <draw:custom-shape draw:style-name="gr6" draw:text-style-name="P2" xml:id="id21" draw:id="id21" draw:layer="layout" svg:width="3.794cm" svg:height="2.117cm" svg:x="72.105cm" svg:y="18.013cm">
          <text:p text:style-name="P1"><text:span text:style-name="T1">Part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63.601cm" svg:y1="16.555cm" svg:x2="74.002cm" svg:y2="18.013cm" draw:start-shape="id20" draw:start-glue-point="1" draw:end-shape="id21" draw:end-glue-point="0" svg:d="M63601 16555h10401v1458" svg:viewBox="0 0 10402 1459">
          <text:p/>
        </draw:connector>
        <draw:connector draw:style-name="gr4" draw:text-style-name="P3" draw:layer="layout" svg:x1="63.601cm" svg:y1="21.356cm" svg:x2="74.002cm" svg:y2="20.13cm" draw:start-shape="id18" draw:start-glue-point="1" draw:end-shape="id21" draw:end-glue-point="2" svg:d="M63601 21356h10401v-1226" svg:viewBox="0 0 10402 1227">
          <text:p/>
        </draw:connector>
        <draw:connector draw:style-name="gr4" draw:text-style-name="P3" draw:layer="layout" svg:x1="63.616cm" svg:y1="19.07cm" svg:x2="72.105cm" svg:y2="19.071cm" draw:start-shape="id16" draw:start-glue-point="1" draw:end-shape="id21" draw:end-glue-point="3" svg:d="M63616 19070h4244v1h4245" svg:viewBox="0 0 8490 2">
          <text:p/>
        </draw:connector>
        <draw:connector draw:style-name="gr4" draw:text-style-name="P3" draw:layer="layout" draw:type="line" svg:x1="70.625cm" svg:y1="20.155cm" svg:x2="72.105cm" svg:y2="19.071cm" draw:start-shape="id17" draw:start-glue-point="1" draw:end-shape="id21" draw:end-glue-point="3" svg:d="M70625 20155l1480-1084" svg:viewBox="0 0 1481 1085">
          <text:p/>
        </draw:connector>
        <draw:custom-shape draw:style-name="gr11" draw:text-style-name="P2" xml:id="id22" draw:id="id22" draw:layer="layout" svg:width="5.542cm" svg:height="2.117cm" svg:x="77.704cm" svg:y="18.02cm">
          <text:p text:style-name="P1"><text:span text:style-name="T1">Final </text:span><text:span text:style-name="T1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75.899cm" svg:y1="19.071cm" svg:x2="77.704cm" svg:y2="19.078cm" draw:start-shape="id21" draw:start-glue-point="1" draw:end-shape="id22" draw:end-glue-point="3" svg:d="M75899 19071l1805 7" svg:viewBox="0 0 1806 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667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00:39:49.133392000</meta:creation-date>
    <dc:date>2019-04-26T00:43:06.347410164</dc:date>
    <meta:editing-duration>PT3H17M22S</meta:editing-duration>
    <meta:editing-cycles>32</meta:editing-cycles>
    <meta:generator>LibreOffice/6.2.2.2$Linux_X86_64 LibreOffice_project/20$Build-2</meta:generator>
    <meta:document-statistic meta:object-count="51"/>
  </office:meta>
</office:document-meta>
</file>